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00" table:style-name="ta1">
        <table:shapes>
          <draw:frame draw:z-index="0" draw:style-name="gr1" draw:text-style-name="P1" svg:width="453.46pt" svg:height="255.23pt" svg:x="127.98pt" svg:y="3pt">
            <loext:p draw:notify-on-update-of-ranges="'100'.A1:'100'.A9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432" calcext:value-type="float">
            <text:p>432</text:p>
          </table:table-cell>
          <table:table-cell table:style-name="ce1" office:value-type="string" calcext:value-type="string">
            <text:p>50 mA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</table:table-row>
        <table:table-row table:style-name="ro1">
          <table:table-cell office:value-type="string" calcext:value-type="string">
            <text:p><text:s text:c="3"/></text:p>
          </table:table-cell>
          <table:table-cell/>
        </table:table-row>
      </table:table>
      <table:table table:name="500" table:style-name="ta1">
        <table:shapes>
          <draw:frame draw:z-index="0" draw:style-name="gr1" draw:text-style-name="P1" svg:width="731.31pt" svg:height="255.26pt" svg:x="128.78pt" svg:y="0.03pt">
            <loext:p draw:notify-on-update-of-ranges="'500'.A1:'500'.A5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338" calcext:value-type="float">
            <text:p>338</text:p>
          </table:table-cell>
          <table:table-cell table:style-name="ce1" office:value-type="string" calcext:value-type="string">
            <text:p>20 mA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</table:table-row>
        <table:table-row table:style-name="ro1">
          <table:table-cell office:value-type="string" calcext:value-type="string">
            <text:p><text:s text:c="3"/></text:p>
          </table:table-cell>
          <table:table-cell/>
        </table:table-row>
      </table:table>
      <table:table table:name="1000" table:style-name="ta1">
        <table:shapes>
          <draw:frame draw:z-index="0" draw:style-name="gr1" draw:text-style-name="P1" svg:width="453.51pt" svg:height="255.09pt" svg:x="127.7pt" svg:y="0pt">
            <loext:p draw:notify-on-update-of-ranges="'1000'.A1:'1000'.A5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334" calcext:value-type="float">
            <text:p>334</text:p>
          </table:table-cell>
          <table:table-cell table:style-name="ce1" office:value-type="string" calcext:value-type="string">
            <text:p>10 mA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string" calcext:value-type="string">
            <text:p><text:s text:c="3"/></text:p>
          </table:table-cell>
          <table:table-cell/>
        </table:table-row>
      </table:table>
      <table:table table:name="1480" table:style-name="ta1">
        <table:shapes>
          <draw:frame draw:z-index="0" draw:style-name="gr1" draw:text-style-name="P1" svg:width="453.51pt" svg:height="255.09pt" svg:x="130.08pt" svg:y="0pt">
            <loext:p draw:notify-on-update-of-ranges="'1480'.A1:'1480'.A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336" calcext:value-type="float">
            <text:p>336</text:p>
          </table:table-cell>
          <table:table-cell table:style-name="ce1" office:value-type="string" calcext:value-type="string">
            <text:p>8 mA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string" calcext:value-type="string">
            <text:p><text:s text:c="3"/></text:p>
          </table:table-cell>
          <table:table-cell/>
        </table:table-row>
      </table:table>
      <table:table table:name="3000" table:style-name="ta1">
        <table:shapes>
          <draw:frame draw:z-index="0" draw:style-name="gr1" draw:text-style-name="P1" svg:width="453.46pt" svg:height="255.26pt" svg:x="130.34pt" svg:y="4.51pt">
            <loext:p draw:notify-on-update-of-ranges="'3000'.A1:'3000'.A5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345" calcext:value-type="float">
            <text:p>345</text:p>
          </table:table-cell>
          <table:table-cell table:style-name="ce1" office:value-type="string" calcext:value-type="string">
            <text:p>5 mA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string" calcext:value-type="string">
            <text:p><text:s text:c="3"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11:40:37.330909727</meta:creation-date>
    <dc:date>2016-11-23T12:06:16.800003409</dc:date>
    <meta:editing-duration>PT12M52S</meta:editing-duration>
    <meta:editing-cycles>10</meta:editing-cycles>
    <meta:generator>LibreOffice/5.1.4.2$Linux_X86_64 LibreOffice_project/10m0$Build-2</meta:generator>
    <meta:document-statistic meta:table-count="5" meta:cell-count="30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72cm" svg:y="4.203cm" style:legend-expansion="high" chart:style-name="ch2"/>
        <chart:plot-area chart:style-name="ch3" table:cell-range-address="'100'.A1:'100'.A93" svg:x="0.319cm" svg:y="0.18cm" svg:width="12.534cm" svg:height="8.645cm">
          <chartooo:coordinate-region svg:x="1.126cm" svg:y="0.379cm" svg:width="11.727cm" svg:height="7.6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00'.A1:'100'.A93" chart:class="chart:line">
            <chart:data-point chart:repeated="9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2">
                <text:p>432</text:p>
                <draw:g>
                  <svg:desc>'100'.A1:'100'.A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2">
                <text:p>3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4cm" svg:y="4.201cm" style:legend-expansion="high" chart:style-name="ch2"/>
        <chart:plot-area chart:style-name="ch3" table:cell-range-address="'1480'.A1:'1480'.A49" svg:x="0.32cm" svg:y="0.18cm" svg:width="12.534cm" svg:height="8.64cm">
          <chartooo:coordinate-region svg:x="1.127cm" svg:y="0.379cm" svg:width="11.587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480'.A1:'1480'.A49" chart:class="chart:line"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6">
                <text:p>336</text:p>
                <draw:g>
                  <svg:desc>'1480'.A1:'1480'.A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7">
                <text:p>3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72cm" svg:y="4.204cm" style:legend-expansion="high" chart:style-name="ch2"/>
        <chart:plot-area chart:style-name="ch3" table:cell-range-address="'3000'.A1:'3000'.A50" svg:x="1.127cm" svg:y="0.392cm" svg:width="12.531cm" svg:height="8.643cm">
          <chartooo:coordinate-region svg:x="1.934cm" svg:y="0.591cm" svg:width="11.724cm" svg:height="7.6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000'.A1:'3000'.A50" chart:class="chart:line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5">
                <text:p>345</text:p>
                <draw:g>
                  <svg:desc>'3000'.A1:'3000'.A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8cm" svg:height="9.006cm" xlink:href=".." xlink:type="simple" chart:class="chart:line" chart:style-name="ch1">
        <chart:legend chart:legend-position="end" svg:x="22.974cm" svg:y="4.204cm" style:legend-expansion="high" chart:style-name="ch2"/>
        <chart:plot-area chart:style-name="ch3" table:cell-range-address="'500'.A1:'500'.A50" svg:x="0.516cm" svg:y="0.18cm" svg:width="21.942cm" svg:height="8.646cm">
          <chartooo:coordinate-region svg:x="1.323cm" svg:y="0.379cm" svg:width="20.948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00'.A1:'500'.A50" chart:class="chart:line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8">
                <text:p>338</text:p>
                <draw:g>
                  <svg:desc>'500'.A1:'500'.A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7">
                <text:p>3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4cm" svg:y="4.201cm" style:legend-expansion="high" chart:style-name="ch2"/>
        <chart:plot-area chart:style-name="ch3" table:cell-range-address="'1000'.A1:'1000'.A57" svg:x="0.32cm" svg:y="0.18cm" svg:width="12.534cm" svg:height="8.64cm">
          <chartooo:coordinate-region svg:x="1.127cm" svg:y="0.38cm" svg:width="11.727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000'.A1:'1000'.A57" chart:class="chart:line">
            <chart:data-point chart:repeated="5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4">
                <text:p>334</text:p>
                <draw:g>
                  <svg:desc>'1000'.A1:'1000'.A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1">
                <text:p>3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